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Veille Technologique :<text:s/></text:p>
      <text:p text:style-name="Normal"/>
      <text:p text:style-name="Normal">)root-me.org</text:p>
      <text:p text:style-name="Normal">-Le HACK / FIC / DEFCON (événement)<text:s/></text:p>
      <text:p text:style-name="Normal">-CERT --CVE -- CVSS <text:s/></text:p>
      <text:p text:style-name="Normal">CVE = faille déterminer<text:s/></text:p>
      <text:p text:style-name="Normal">VCSS = donne un score au CVE<text:s/></text:p>
      <text:p text:style-name="Normal">-OWASP<text:s/></text:p>
      <text:p text:style-name="Normal">- (outils) Zerodisclo.com</text:p>
      <text:p text:style-name="Normal">-jeu conseiller : Hacknet, Yolo Space Hacker<text:s/></text:p>
      <text:p text:style-name="Normal">Magazine : MSIC, Hachade Magazine</text:p>
      <text:p text:style-name="P2">Séries / film : the Imitation Game les pirates de Silicone Valley, Black Mirror, Mister robot</text:p>
      <text:p text:style-name="Normal"><text:span text:style-name="T3">The Social Network. <text:s/></text:span>The IT crowd<text:s/></text:p>
      <text:p text:style-name="Normal"><text:s/>Rufus<text:s/></text:p>
      <text:p text:style-name="Normal">Ventoy<text:s/></text:p>
      <text:p text:style-name="Normal">Iod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0T14:40:00Z</meta:creation-date>
    <dc:date>2023-11-27T10:30:00Z</dc:date>
    <meta:template xlink:href="Normal" xlink:type="simple"/>
    <meta:editing-cycles>3</meta:editing-cycles>
    <meta:editing-duration>PT2700S</meta:editing-duration>
    <meta:document-statistic meta:page-count="1" meta:paragraph-count="1" meta:word-count="64" meta:character-count="415" meta:row-count="2" meta:non-whitespace-character-count="352"/>
  </office:meta>
</office:document-meta>
</file>